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641e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d773a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d8d5a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d773a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d8d5a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8" style:family="table-cell" style:parent-style-name="Default">
      <style:table-cell-properties fo:border-bottom="0.99pt solid #000000" fo:background-color="#fd773a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99pt solid #000000" fo:background-color="#fd8d5a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3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: Locura I (Nivel 8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28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0" office:value-type="string" calcext:value-type="string">
            <text:p>Día Mixto</text:p>
          </table:table-cell>
          <table:table-cell table:style-name="ce20" office:value-type="string" calcext:value-type="string">
            <text:p>Día de </text:p>
            <text:p>Encuentros</text:p>
          </table:table-cell>
          <table:table-cell table:style-name="ce29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4:30hs</text:p>
            <text:p>-</text:p>
            <text:p>05:30hs</text:p>
          </table:table-cell>
          <table:table-cell office:value-type="string" calcext:value-type="string">
            <text:p><text:span text:style-name="T1">04:30hs</text:span></text:p>
            <text:p><text:span text:style-name="T1">-</text:span></text:p>
            <text:p><text:span text:style-name="T1">05:3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4:00hs</text:span></text:p>
            <text:p><text:span text:style-name="T1">-</text:span></text:p>
            <text:p><text:span text:style-name="T1">05:00hs</text:span></text:p>
          </table:table-cell>
          <table:table-cell office:value-type="string" calcext:value-type="string">
            <text:p><text:span text:style-name="T1">03:00hs</text:span></text:p>
            <text:p><text:span text:style-name="T1">-</text:span></text:p>
            <text:p><text:span text:style-name="T1">04:00hs</text:span></text:p>
          </table:table-cell>
          <table:table-cell office:value-type="string" calcext:value-type="string">
            <text:p><text:span text:style-name="T1">05:30hs</text:span></text:p>
            <text:p><text:span text:style-name="T1">-</text:span></text:p>
            <text:p><text:span text:style-name="T1">06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30hs: Galactic</text:span></text:p>
            <text:p><text:span text:style-name="T1">Gym</text:span></text:p>
            <text:p><text:span text:style-name="T2">05:00hs</text:span></text:p>
          </table:table-cell>
          <table:table-cell office:value-type="string" calcext:value-type="string">
            <text:p><text:span text:style-name="T1">04:00hs: Galactic</text:span></text:p>
            <text:p><text:span text:style-name="T1">Gym</text:span></text:p>
            <text:p><text:span text:style-name="T2">04:30hs</text:span></text:p>
          </table:table-cell>
          <table:table-cell office:value-type="string" calcext:value-type="string">
            <text:p>04:00hs: Galactic</text:p>
            <text:p>Gym</text:p>
            <text:p><text:span text:style-name="T3">04:30hs</text:span></text:p>
          </table:table-cell>
          <table:table-cell office:value-type="string" calcext:value-type="string">
            <text:p><text:span text:style-name="T1">03:00hs: Galactic</text:span></text:p>
            <text:p><text:span text:style-name="T1">Gym</text:span></text:p>
            <text:p><text:span text:style-name="T2">03:30hs</text:span></text:p>
          </table:table-cell>
          <table:table-cell office:value-type="string" calcext:value-type="string">
            <text:p><text:span text:style-name="T1">05:30hs: Galactic</text:span></text:p>
            <text:p><text:span text:style-name="T1">Gym</text:span></text:p>
            <text:p><text:span text:style-name="T2">06:00hs</text:span></text:p>
          </table:table-cell>
          <table:table-cell table:style-name="ce34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5:00hs:</text:p>
            <text:p><text:span text:style-name="T1">Desayuno</text:span></text:p>
            <text:p><text:span text:style-name="T3">05:30hs</text:span></text:p>
          </table:table-cell>
          <table:table-cell office:value-type="string" calcext:value-type="string">
            <text:p><text:span text:style-name="T1">05:00hs:</text:span></text:p>
            <text:p><text:span text:style-name="T1">Desayuno</text:span></text:p>
            <text:p><text:span text:style-name="T2">05:3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4:30hs:</text:span></text:p>
            <text:p><text:span text:style-name="T1">Desayuno</text:span></text:p>
            <text:p><text:span text:style-name="T2">05:00hs</text:span></text:p>
          </table:table-cell>
          <table:table-cell office:value-type="string" calcext:value-type="string">
            <text:p><text:span text:style-name="T1">03:30hs:</text:span></text:p>
            <text:p><text:span text:style-name="T1">Desayuno</text:span></text:p>
            <text:p><text:span text:style-name="T2">04:00hs</text:span></text:p>
          </table:table-cell>
          <table:table-cell office:value-type="string" calcext:value-type="string">
            <text:p><text:span text:style-name="T1">06:00hs:</text:span></text:p>
            <text:p><text:span text:style-name="T1">Desayuno</text:span></text:p>
            <text:p><text:span text:style-name="T2">06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<text:span text:style-name="T1">05:00hs:</text:span></text:p>
            <text:p><text:span text:style-name="T1">Proyecto</text:span></text:p>
            <text:p><text:span text:style-name="T1">Zonda</text:span></text:p>
            <text:p><text:span text:style-name="T2">06:00hs</text:span></text:p>
          </table:table-cell>
          <table:table-cell/>
          <table:table-cell office:value-type="string" calcext:value-type="string">
            <text:p><text:span text:style-name="T1">06:30hs:</text:span></text:p>
            <text:p><text:span text:style-name="T1">Proyecto</text:span></text:p>
            <text:p><text:span text:style-name="T1">Zonda</text:span>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6:00hs:</text:p>
            <text:p>Paseo</text:p>
            <text:p>Matutino</text:p>
            <text:p><text:span text:style-name="T3">06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6:45hs:</text:span></text:p>
            <text:p><text:span text:style-name="T1">Proyecto</text:span></text:p>
            <text:p><text:span text:style-name="T1">Zonda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5:30hs:</text:span></text:p>
            <text:p><text:span text:style-name="T1">Proyecto</text:span></text:p>
            <text:p><text:span text:style-name="T1">Zonda</text:span></text:p>
            <text:p><text:span text:style-name="T2">13:00hs</text:span></text:p>
          </table:table-cell>
          <table:table-cell office:value-type="string" calcext:value-type="string">
            <text:p><text:span text:style-name="T1">05:30hs:</text:span></text:p>
            <text:p><text:span text:style-name="T1">Proyecto</text:span></text:p>
            <text:p><text:span text:style-name="T1">Zonda</text:span></text:p>
            <text:p><text:span text:style-name="T2">13:00hs</text:span></text:p>
          </table:table-cell>
          <table:table-cell office:value-type="string" calcext:value-type="string">
            <text:p><text:span text:style-name="T1">05:00hs:</text:span></text:p>
            <text:p><text:span text:style-name="T1">Proyecto</text:span></text:p>
            <text:p><text:span text:style-name="T1">Zonda</text:span></text:p>
            <text:p><text:span text:style-name="T2">13:00hs</text:span></text:p>
          </table:table-cell>
          <table:table-cell office:value-type="string" calcext:value-type="string">
            <text:p><text:span text:style-name="T1">10:00hs:</text:span></text:p>
            <text:p><text:span text:style-name="T1">Proyecto</text:span></text:p>
            <text:p><text:span text:style-name="T1">Zonda</text:span></text:p>
            <text:p><text:span text:style-name="T2">13:00hs</text:span></text:p>
          </table:table-cell>
          <table:table-cell office:value-type="string" calcext:value-type="string">
            <text:p><text:span text:style-name="T1">04:00hs:</text:span></text:p>
            <text:p><text:span text:style-name="T1">Proyecto</text:span></text:p>
            <text:p><text:span text:style-name="T1">Zonda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2:3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</text:span></text:p>
            <text:p><text:span text:style-name="T1">Zonda</text:span></text:p>
            <text:p><text:span text:style-name="T2">21:5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</text:span></text:p>
            <text:p><text:span text:style-name="T1">Zonda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</text:span></text:p>
            <text:p><text:span text:style-name="T1">Zonda</text:span></text:p>
            <text:p><text:span text:style-name="T2">16:50hs</text:span></text:p>
          </table:table-cell>
          <table:table-cell office:value-type="string" calcext:value-type="string">
            <text:p><text:span text:style-name="T1">14:30hs:</text:span></text:p>
            <text:p><text:span text:style-name="T1">Espacio de</text:span></text:p>
            <text:p><text:span text:style-name="T1">Juego</text:span></text:p>
            <text:p><text:span text:style-name="T2">15:0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Proyecto</text:span></text:p>
            <text:p><text:span text:style-name="T1">Zonda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Proyecto</text:span></text:p>
            <text:p><text:span text:style-name="T1">Zonda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12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Proyecto</text:span></text:p>
            <text:p><text:span text:style-name="T1">Zonda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5:20hs: </text:span></text:p>
            <text:p><text:span text:style-name="T1">Proyecto</text:span></text:p>
            <text:p><text:span text:style-name="T1">Zonda</text:span></text:p>
            <text:p><text:span text:style-name="T2">17:35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Proyecto</text:span></text:p>
            <text:p><text:span text:style-name="T1">Zonda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</text:span></text:p>
            <text:p><text:span text:style-name="T1">Zonda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Proyecto</text:span></text:p>
            <text:p><text:span text:style-name="T1">Zonda</text:span></text:p>
            <text:p><text:span text:style-name="T2">01:05hs</text:span></text:p>
          </table:table-cell>
          <table:table-cell office:value-type="string" calcext:value-type="string">
            <text:p>21:50hs:</text:p>
            <text:p>Momento de</text:p>
            <text:p>Finanzas</text:p>
            <text:p><text:span text:style-name="T3">22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</text:span></text:p>
            <text:p><text:span text:style-name="T1">Zonda</text:span></text:p>
            <text:p><text:span text:style-name="T3">0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 office:value-type="string" calcext:value-type="string">
            <text:p><text:span text:style-name="T1">18:00hs: </text:span></text:p>
            <text:p><text:span text:style-name="T1">Proyecto</text:span></text:p>
            <text:p><text:span text:style-name="T1">Zonda</text:span></text:p>
            <text:p><text:span text:style-name="T2">22:15hs</text:span></text:p>
          </table:table-cell>
          <table:table-cell table:style-name="ce34" table:number-columns-spanned="1" table:number-rows-spanned="4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</text:span></text:p>
            <text:p><text:span text:style-name="T1">Zonda</text:span></text:p>
            <text:p><text:span text:style-name="T3">00:2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00hs:</text:span></text:p>
            <text:p><text:span text:style-name="T1">Proyecto</text:span></text:p>
            <text:p><text:span text:style-name="T1">Zonda</text:span></text:p>
            <text:p><text:span text:style-name="T2">01:10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3:00hs</text:p>
            <text:p>-</text:p>
            <text:p>03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2:00hs</text:p>
            <text:p>-</text:p>
            <text:p>23:00hs</text:p>
          </table:table-cell>
          <table:table-cell table:style-name="ce82" office:value-type="string" calcext:value-type="string">
            <text:p>22:30hs</text:p>
            <text:p>-</text:p>
            <text:p>00:00hs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3:00hs</text:span></text:p>
            <text:p><text:span text:style-name="T1">-</text:span></text:p>
            <text:p><text:span text:style-name="T1">03:00hs</text:span></text:p>
          </table:table-cell>
          <table:table-cell table:style-name="ce37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16:57:04.7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29M39S</meta:editing-duration>
    <meta:editing-cycles>70</meta:editing-cycles>
    <meta:generator>LibreOffice/7.3.3.2$Windows_X86_64 LibreOffice_project/d1d0ea68f081ee2800a922cac8f79445e4603348</meta:generator>
    <dc:date>2024-07-12T17:09:36.526000000</dc:date>
    <meta:document-statistic meta:table-count="1" meta:cell-count="93" meta:object-count="0"/>
    <meta:user-defined meta:name="ProgId">Excel.Sheet</meta:user-defined>
  </office:meta>
</office:document-meta>
</file>